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line-height="0.6cm"/>
      <style:text-properties fo:font-size="12pt" style:font-size-asian="12pt" style:font-size-complex="12pt"/>
    </style:style>
    <style:style style:name="P3" style:family="paragraph" style:parent-style-name="Standard" style:list-style-name="L2">
      <style:paragraph-properties fo:line-height="0.6cm"/>
      <style:text-properties fo:font-size="12pt" style:font-size-asian="12pt" style:font-size-complex="12pt"/>
    </style:style>
    <style:style style:name="P4" style:family="paragraph" style:parent-style-name="Standard" style:list-style-name="L1">
      <style:paragraph-properties fo:line-height="0.6cm"/>
      <style:text-properties fo:font-size="12pt" style:font-size-asian="12pt" style:font-size-complex="12pt"/>
    </style:style>
    <style:style style:name="P5" style:family="paragraph" style:parent-style-name="Standard" style:list-style-name="L3">
      <style:paragraph-properties fo:line-height="0.6cm"/>
      <style:text-properties fo:font-size="12pt" style:font-size-asian="12pt" style:font-size-complex="12pt"/>
    </style:style>
    <style:style style:name="P6" style:family="paragraph" style:parent-style-name="Standard">
      <style:paragraph-properties fo:line-height="0.6cm"/>
    </style:style>
    <style:style style:name="P7" style:family="paragraph" style:parent-style-name="Standard" style:list-style-name="L3">
      <style:paragraph-properties fo:line-height="0.6cm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říloha k diplomové práce</text:p>
      <text:p text:style-name="P1">Markéta Solanská</text:p>
      <text:p text:style-name="P1"/>
      <text:p text:style-name="P2">server <text:span text:style-name="T1">geohydro.upol.cz</text:span></text:p>
      <text:list xml:id="list1699881422" text:style-name="L2">
        <text:list-item>
          <text:p text:style-name="P3">IP 158.194.94.93</text:p>
        </text:list-item>
      </text:list>
      <text:list xml:id="list1516573757" text:style-name="L1">
        <text:list-item>
          <text:p text:style-name="P4">operační systém Debian GNU/Linux 7.3 (32-bit)</text:p>
        </text:list-item>
        <text:list-item>
          <text:p text:style-name="P4">verze programů: PostgreSQL 9.1, PostGIS 1.5, pgpool 3.1</text:p>
        </text:list-item>
        <text:list-item>
          <text:p text:style-name="P4">všechny uzly běží na jednom počítači ve třech instancích PostgreSQL</text:p>
          <text:p text:style-name="P4"/>
          <text:p text:style-name="P4"><draw:frame draw:style-name="fr1" draw:name="Objekt2" text:anchor-type="paragraph" svg:width="14.894cm" svg:height="1.884cm" draw:z-index="0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4">uzly lze vypsat (v rootu) pomocí: pg_lscluster</text:p>
        </text:list-item>
        <text:list-item>
          <text:p text:style-name="P4">spustit jsou uzly </text:p>
        </text:list-item>
        <text:list-item>
          <text:p text:style-name="P4">slave1 připojen na master asynchronně</text:p>
        </text:list-item>
      </text:list>
      <text:list xml:id="list395864308" text:style-name="L3">
        <text:list-item>
          <text:p text:style-name="P5">slave2 připojen na master synchronně</text:p>
          <text:list>
            <text:list-item>
              <text:p text:style-name="P5">pozn. kaskádová replikace je podporována od verze 9.2</text:p>
            </text:list-item>
          </text:list>
        </text:list-item>
        <text:list-item>
          <text:p text:style-name="P5">složky:</text:p>
          <text:list>
            <text:list-item>
              <text:p text:style-name="P5">master:</text:p>
              <text:list>
                <text:list-item>
                  <text:p text:style-name="P5">config_directory: /etc/postgresql/9.1/main</text:p>
                </text:list-item>
                <text:list-item>
                  <text:p text:style-name="P5">data_directory: /var/lib/postgresql/9.1/main</text:p>
                </text:list-item>
              </text:list>
            </text:list-item>
            <text:list-item>
              <text:p text:style-name="P5">slave1:</text:p>
              <text:list>
                <text:list-item>
                  <text:p text:style-name="P5">config_directory: /etc/postgresql/9.1/slave1</text:p>
                </text:list-item>
                <text:list-item>
                  <text:p text:style-name="P5">data_directory: /var/lib/postgresql/9.1/slave1</text:p>
                </text:list-item>
              </text:list>
            </text:list-item>
            <text:list-item>
              <text:p text:style-name="P5">slave2:</text:p>
              <text:list>
                <text:list-item>
                  <text:p text:style-name="P5">config_directory: /etc/postgresql/9.1/slave2</text:p>
                </text:list-item>
                <text:list-item>
                  <text:p text:style-name="P5">data_directory: /var/lib/postgresql/9.1/slave2</text:p>
                </text:list-item>
              </text:list>
            </text:list-item>
            <text:list-item>
              <text:p text:style-name="P5">pgpool:</text:p>
              <text:list>
                <text:list-item>
                  <text:p text:style-name="P5">config_direcotry: /etc/pgpool/</text:p>
                </text:list-item>
              </text:list>
            </text:list-item>
          </text:list>
        </text:list-item>
        <text:list-item>
          <text:p text:style-name="P5">uživatelé</text:p>
          <text:list>
            <text:list-item>
              <text:p text:style-name="P5">postgres – heslo: kgigis (SUPERUSER)</text:p>
            </text:list-item>
            <text:list-item>
              <text:p text:style-name="P5">replication – heslo: kgigis (práva pro replikaci)</text:p>
            </text:list-item>
            <text:list-item>
              <text:p text:style-name="P5">student – heslo: kgigis (pouze čtení u ArcČR)</text:p>
            </text:list-item>
          </text:list>
        </text:list-item>
        <text:list-item>
          <text:p text:style-name="P5">administrátor pgpool:</text:p>
          <text:list>
            <text:list-item>
              <text:p text:style-name="P5">user: kgi – heslo: kgigis</text:p>
            </text:list-item>
          </text:list>
        </text:list-item>
        <text:list-item>
          <text:p text:style-name="P5">datové sady: ArcČR 3.0 (studenti práva čtení)</text:p>
        </text:list-item>
        <text:list-item>
          <text:p text:style-name="P5">ArcSDE nebylo přidáno do řešení přidáno, protože nebylo zjištěno dostatečně dopředu, které verze jsou navzájem kompatibilní. </text:p>
          <text:list>
            <text:list-item>
              <text:list>
                <text:list-header>
                  <text:p text:style-name="P7"/>
                </text:list-header>
              </text:list>
            </text:list-item>
          </text:list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ét </meta:initial-creator>
    <meta:creation-date>2014-04-23T04:20:17</meta:creation-date>
    <dc:date>2014-04-23T05:48:43</dc:date>
    <dc:creator>Markét </dc:creator>
    <meta:editing-duration>PT1H7M29S</meta:editing-duration>
    <meta:editing-cycles>2</meta:editing-cycles>
    <meta:generator>LibreOffice/3.5$Linux_x86 LibreOffice_project/350m1$Build-2</meta:generator>
    <meta:document-statistic meta:table-count="0" meta:image-count="0" meta:object-count="1" meta:page-count="1" meta:paragraph-count="32" meta:word-count="161" meta:character-count="1152" meta:non-whitespace-character-count="1050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pitch="variable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2cm"/>
    </style:style>
    <style:style style:name="co2" style:family="table-column">
      <style:table-column-properties fo:break-before="auto" style:column-width="3.597cm"/>
    </style:style>
    <style:style style:name="co3" style:family="table-column">
      <style:table-column-properties fo:break-before="auto" style:column-width="4.038cm"/>
    </style:style>
    <style:style style:name="co4" style:family="table-column">
      <style:table-column-properties fo:break-before="auto" style:column-width="2.662cm"/>
    </style:style>
    <style:style style:name="co5" style:family="table-column">
      <style:table-column-properties fo:break-before="auto" style:column-width="3.0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666666"/>
      <style:paragraph-properties fo:text-align="center" fo:margin-left="0cm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0.06pt solid #666666"/>
      <style:paragraph-properties fo:text-align="center" fo:margin-left="0cm"/>
      <style:text-properties style:font-name="Liberation Serif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order="0.06pt solid #666666"/>
      <style:paragraph-properties fo:text-align="center" fo:margin-left="0cm"/>
      <style:text-properties style:font-name="Liberation Serif" fo:font-size="11pt" style:font-name-asian="Lohit Hindi" style:font-size-asian="11pt" style:language-asian="hi" style:country-asian="IN" style:font-name-complex="Droid Sans1" style:font-size-complex="11pt" style:language-complex="en" style:country-complex="US"/>
    </style:style>
    <style:style style:name="ce4" style:family="table-cell" style:parent-style-name="Default">
      <style:table-cell-properties style:text-align-source="fix" style:repeat-content="false" fo:border="0.06pt solid #666666"/>
      <style:paragraph-properties fo:text-align="center" fo:margin-left="0cm"/>
      <style:text-properties style:font-name="Liberation Serif" fo:font-size="11pt" fo:language="en" fo:country="US" style:font-name-asian="DejaVu Sans" style:font-size-asian="11pt" style:language-asian="en" style:country-asian="US" style:font-name-complex="DejaVu Sans" style:font-size-complex="11pt" style:language-complex="en" style:country-complex="US"/>
    </style:style>
    <style:style style:name="T1" style:family="text">
      <style:text-properties style:use-window-font-color="true" fo:language="cs" fo:country="CZ" style:letter-kerning="true" style:font-name-asian="Lohit Hindi" style:font-size-asian="12pt" style:language-asian="hi" style:country-asian="IN" style:font-name-complex="Droid Sans1"/>
    </style:style>
  </office:automatic-styles>
  <office:body>
    <office:spreadsheet>
      <table:table table:name="Lis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>
            <text:p>Název</text:p>
          </table:table-cell>
          <table:table-cell table:style-name="ce1" office:value-type="string">
            <text:p>IP adresa v textu</text:p>
          </table:table-cell>
          <table:table-cell table:style-name="ce1" office:value-type="string">
            <text:p>Skutečná IP adresa</text:p>
          </table:table-cell>
          <table:table-cell table:style-name="ce1" office:value-type="string">
            <text:p>Port v textu</text:p>
          </table:table-cell>
          <table:table-cell table:style-name="ce1" office:value-type="string">
            <text:p>Skutečný port</text:p>
          </table:table-cell>
        </table:table-row>
        <table:table-row table:style-name="ro2">
          <table:table-cell office:value-type="string">
            <text:p>master</text:p>
          </table:table-cell>
          <table:table-cell office:value-type="string">
            <text:p><text:span text:style-name="T1">192.168.0.100</text:span></text:p>
          </table:table-cell>
          <table:table-cell office:value-type="string">
            <text:p>158.194.94.93</text:p>
          </table:table-cell>
          <table:table-cell table:number-columns-repeated="2" office:value-type="float" office:value="5432">
            <text:p>5432</text:p>
          </table:table-cell>
        </table:table-row>
        <table:table-row table:style-name="ro2">
          <table:table-cell office:value-type="string">
            <text:p>slave1</text:p>
          </table:table-cell>
          <table:table-cell office:value-type="string">
            <text:p><text:span text:style-name="T1">192.168.0.101</text:span></text:p>
          </table:table-cell>
          <table:table-cell office:value-type="string">
            <text:p>158.194.94.93</text:p>
          </table:table-cell>
          <table:table-cell office:value-type="float" office:value="5432">
            <text:p>5432</text:p>
          </table:table-cell>
          <table:table-cell office:value-type="float" office:value="5433">
            <text:p>5433</text:p>
          </table:table-cell>
        </table:table-row>
        <table:table-row table:style-name="ro2">
          <table:table-cell office:value-type="string">
            <text:p>slave2</text:p>
          </table:table-cell>
          <table:table-cell office:value-type="string">
            <text:p><text:span text:style-name="T1">192.168.0.102</text:span></text:p>
          </table:table-cell>
          <table:table-cell office:value-type="string">
            <text:p>158.194.94.93</text:p>
          </table:table-cell>
          <table:table-cell office:value-type="float" office:value="5432">
            <text:p>5432</text:p>
          </table:table-cell>
          <table:table-cell office:value-type="float" office:value="5434">
            <text:p>5434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" svg:font-family="'Lohit Hindi'" style:font-pitch="variable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style:style style:name="Default" style:family="table-cell">
      <style:text-properties style:font-name-asian="Droid Sans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3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